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882cm" svg:stroke-color="#c45c00" draw:marker-start-width="1.516cm" draw:marker-end-width="1.516cm" draw:fill="none" draw:textarea-vertical-align="middle" fo:padding-top="0.559cm" fo:padding-bottom="0.559cm" fo:padding-left="0.684cm" fo:padding-right="0.684cm"/>
    </style:style>
    <style:style style:name="gr2" style:family="graphic" style:parent-style-name="standard">
      <style:graphic-properties svg:stroke-width="0.882cm" svg:stroke-color="#c45c00" draw:marker-start-width="1.516cm" draw:marker-end-width="1.516cm" draw:fill="none" loext:fill-use-slide-background="false" draw:textarea-horizontal-align="justify" draw:textarea-vertical-align="middle" draw:auto-grow-height="false" fo:min-height="5.826cm" fo:min-width="5.576cm" fo:padding-top="0.559cm" fo:padding-bottom="0.559cm" fo:padding-left="0.684cm" fo:padding-right="0.684cm" draw:shadow="visible" draw:shadow-offset-x="0.071cm" draw:shadow-offset-y="0cm" draw:shadow-color="#000000" draw:shadow-opacity="50%" loext:shadow-blur="0.353cm"/>
    </style:style>
    <style:style style:name="gr3" style:family="graphic" style:parent-style-name="standard">
      <style:graphic-properties svg:stroke-width="0.882cm" svg:stroke-color="#e77e23" draw:marker-start-width="1.516cm" draw:marker-end-width="1.516cm" draw:fill="none" loext:fill-use-slide-background="false" draw:textarea-horizontal-align="justify" draw:textarea-vertical-align="middle" draw:auto-grow-height="false" fo:min-height="5.826cm" fo:min-width="5.576cm" fo:padding-top="0.559cm" fo:padding-bottom="0.559cm" fo:padding-left="0.684cm" fo:padding-right="0.684cm" draw:shadow="visible" draw:shadow-offset-x="0.071cm" draw:shadow-offset-y="0cm" draw:shadow-color="#000000" draw:shadow-opacity="50%" loext:shadow-blur="0.353cm"/>
    </style:style>
    <style:style style:name="gr4" style:family="graphic" style:parent-style-name="objectwithoutfill">
      <style:graphic-properties svg:stroke-width="0.882cm" svg:stroke-color="#914200" draw:marker-start-width="1.516cm" draw:marker-end-width="1.516cm" draw:fill="none" draw:textarea-vertical-align="middle" fo:padding-top="0.559cm" fo:padding-bottom="0.559cm" fo:padding-left="0.684cm" fo:padding-right="0.684cm"/>
    </style:style>
    <style:style style:name="gr5" style:family="graphic" style:parent-style-name="standard">
      <style:graphic-properties svg:stroke-width="1.058cm" svg:stroke-color="#117f7f" draw:marker-start-width="1.78cm" draw:marker-end-width="1.78cm" draw:fill="none" loext:fill-use-slide-background="false" draw:textarea-horizontal-align="justify" draw:textarea-vertical-align="middle" draw:auto-grow-height="false" fo:min-height="5.17cm" fo:min-width="4.92cm" fo:padding-top="0.647cm" fo:padding-bottom="0.647cm" fo:padding-left="0.772cm" fo:padding-right="0.772cm" draw:shadow="visible" draw:shadow-offset-x="0.071cm" draw:shadow-offset-y="0cm" draw:shadow-color="#000000" draw:shadow-opacity="50%" loext:shadow-blur="0.353cm"/>
    </style:style>
    <style:style style:name="gr6" style:family="graphic" style:parent-style-name="standard">
      <style:graphic-properties svg:stroke-width="1.058cm" svg:stroke-color="#d46f1c" draw:marker-start-width="1.78cm" draw:marker-end-width="1.78cm" draw:fill="none" loext:fill-use-slide-background="false" draw:textarea-horizontal-align="justify" draw:textarea-vertical-align="middle" draw:auto-grow-height="false" fo:min-height="5.17cm" fo:min-width="4.92cm" fo:padding-top="0.647cm" fo:padding-bottom="0.647cm" fo:padding-left="0.772cm" fo:padding-right="0.772cm" draw:shadow="visible" draw:shadow-offset-x="0.071cm" draw:shadow-offset-y="0cm" draw:shadow-color="#000000" draw:shadow-opacity="50%" loext:shadow-blur="0.353cm"/>
    </style:style>
    <style:style style:name="gr7" style:family="graphic" style:parent-style-name="standard">
      <style:graphic-properties svg:stroke-width="1.058cm" svg:stroke-color="#117f7f" draw:marker-start-width="1.78cm" draw:marker-end-width="1.78cm" draw:fill="none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visible" draw:shadow-offset-x="0.071cm" draw:shadow-offset-y="0cm" draw:shadow-color="#000000" draw:shadow-opacity="50%" loext:shadow-blur="0.353cm"/>
    </style:style>
    <style:style style:name="gr8" style:family="graphic" style:parent-style-name="standard">
      <style:graphic-properties svg:stroke-width="1.058cm" svg:stroke-color="#d46f1c" draw:marker-start-width="1.78cm" draw:marker-end-width="1.78cm" draw:fill="none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visible" draw:shadow-offset-x="0.071cm" draw:shadow-offset-y="0cm" draw:shadow-color="#000000" draw:shadow-opacity="50%" loext:shadow-blur="0.353cm"/>
    </style:style>
    <style:style style:name="gr9" style:family="graphic" style:parent-style-name="standard">
      <style:graphic-properties draw:stroke="none" svg:stroke-width="0cm" svg:stroke-color="#914200" draw:marker-start-width="1.516cm" draw:marker-end-width="1.516cm" draw:fill="solid" draw:fill-color="#914200" draw:opacity="100%" draw:textarea-horizontal-align="center" draw:textarea-vertical-align="middle" fo:padding-top="0.559cm" fo:padding-bottom="0.559cm" fo:padding-left="0.684cm" fo:padding-right="0.684cm"/>
    </style:style>
    <style:style style:name="gr10" style:family="graphic" style:parent-style-name="standard">
      <style:graphic-properties draw:stroke="none" svg:stroke-width="0cm" svg:stroke-color="#ffffff" draw:marker-start-width="1.78cm" draw:marker-end-width="1.78cm" draw:fill="solid" draw:fill-color="#ffffff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visible" draw:shadow-offset-x="0.071cm" draw:shadow-offset-y="0cm" draw:shadow-color="#000000" draw:shadow-opacity="50%" loext:shadow-blur="0.353cm"/>
    </style:style>
    <style:style style:name="gr11" style:family="graphic">
      <style:graphic-properties style:writing-mode="lr-tb"/>
    </style:style>
    <style:style style:name="gr12" style:family="graphic" style:parent-style-name="standard">
      <style:graphic-properties draw:stroke="none" svg:stroke-width="0cm" svg:stroke-color="#ffffff" draw:marker-start-width="1.516cm" draw:marker-end-width="1.516cm" draw:fill="solid" draw:fill-color="#ffffff" draw:opacity="100%" draw:textarea-horizontal-align="center" draw:textarea-vertical-align="middle" fo:padding-top="0.559cm" fo:padding-bottom="0.559cm" fo:padding-left="0.684cm" fo:padding-right="0.684cm" draw:shadow="hidden"/>
    </style:style>
    <style:style style:name="gr13" style:family="graphic" style:parent-style-name="standard">
      <style:graphic-properties draw:stroke="none" svg:stroke-width="0cm" svg:stroke-color="#ffffff" draw:marker-start-width="1.78cm" draw:marker-end-width="1.78cm" draw:fill="solid" draw:fill-color="#ffffff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hidden" draw:shadow-offset-x="0.071cm" draw:shadow-offset-y="0cm" draw:shadow-color="#000000" draw:shadow-opacity="50%" loext:shadow-blur="0.353cm"/>
    </style:style>
    <style:style style:name="gr14" style:family="graphic" style:parent-style-name="standard">
      <style:graphic-properties svg:stroke-width="1.058cm" svg:stroke-color="#ffffff" draw:marker-start-width="1.78cm" draw:marker-end-width="1.78cm" draw:fill="solid" draw:fill-color="#ffffff" loext:fill-use-slide-background="false" draw:textarea-horizontal-align="justify" draw:textarea-vertical-align="middle" draw:auto-grow-height="false" fo:min-height="5.222cm" fo:min-width="4.972cm" fo:padding-top="0.647cm" fo:padding-bottom="0.647cm" fo:padding-left="0.772cm" fo:padding-right="0.772cm" draw:shadow="hidden" draw:shadow-offset-x="0.071cm" draw:shadow-offset-y="0cm" draw:shadow-color="#000000" draw:shadow-opacity="50%" loext:shadow-blur="0.353cm" loext:glow-radius="0.141cm" loext:glow-color="#ffffff" loext:glow-transparency="5%" loext:softedge-radius="0cm"/>
    </style:style>
    <style:style style:name="gr15" style:family="graphic" style:parent-style-name="standard">
      <style:graphic-properties svg:stroke-width="1.058cm" svg:stroke-color="#117f7f" draw:marker-start-width="1.78cm" draw:marker-end-width="1.78cm" draw:fill="none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visible" draw:shadow-offset-x="0.071cm" draw:shadow-offset-y="0cm" draw:shadow-color="#000000" draw:shadow-opacity="50%" loext:shadow-blur="0.353cm" loext:glow-radius="0cm" loext:glow-color="#ffffff" loext:glow-transparency="14%" loext:softedge-radius="0cm"/>
    </style:style>
    <style:style style:name="gr16" style:family="graphic" style:parent-style-name="standard">
      <style:graphic-properties svg:stroke-width="1.058cm" svg:stroke-color="#d46f1c" draw:marker-start-width="1.78cm" draw:marker-end-width="1.78cm" draw:fill="none" loext:fill-use-slide-background="false" draw:textarea-horizontal-align="justify" draw:textarea-vertical-align="middle" draw:auto-grow-height="false" fo:min-height="4.994cm" fo:min-width="4.744cm" fo:padding-top="0.647cm" fo:padding-bottom="0.647cm" fo:padding-left="0.772cm" fo:padding-right="0.772cm" draw:shadow="visible" draw:shadow-offset-x="0.071cm" draw:shadow-offset-y="0cm" draw:shadow-color="#000000" draw:shadow-opacity="50%" loext:shadow-blur="0.353cm" loext:glow-radius="0cm" loext:glow-color="#ffffff" loext:glow-transparency="14%" loext:softedge-radiu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14200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46cm" svg:y1="17.892cm" svg:x2="11.539cm" svg:y2="17.002cm">
          <text:p/>
        </draw:line>
        <draw:line draw:style-name="gr1" draw:text-style-name="P1" draw:layer="layout" svg:x1="7.984cm" svg:y1="13.446cm" svg:x2="10.652cm" svg:y2="10.78cm">
          <text:p/>
        </draw:line>
        <draw:line draw:style-name="gr1" draw:text-style-name="P1" draw:layer="layout" svg:x1="7.984cm" svg:y1="15.224cm" svg:x2="11.543cm" svg:y2="11.668cm">
          <text:p/>
        </draw:line>
        <draw:line draw:style-name="gr1" draw:text-style-name="P1" draw:layer="layout" svg:x1="8.427cm" svg:y1="16.557cm" svg:x2="12.238cm" svg:y2="12.747cm">
          <text:p/>
        </draw:line>
        <draw:line draw:style-name="gr1" draw:text-style-name="P1" draw:layer="layout" svg:x1="9.251cm" svg:y1="17.51cm" svg:x2="12.43cm" svg:y2="14.334cm">
          <text:p/>
        </draw:line>
        <draw:custom-shape draw:style-name="gr2" draw:text-style-name="P1" draw:layer="layout" svg:width="8.89cm" svg:height="8.89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89cm" svg:height="8.89cm" svg:x="7.98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4" draw:text-style-name="P1" draw:layer="layout" svg:x1="10.718cm" svg:y1="17.893cm" svg:x2="11.611cm" svg:y2="17.003cm">
          <text:p/>
        </draw:line>
        <draw:line draw:style-name="gr4" draw:text-style-name="P1" draw:layer="layout" svg:x1="8.056cm" svg:y1="13.447cm" svg:x2="10.724cm" svg:y2="10.781cm">
          <text:p/>
        </draw:line>
        <draw:line draw:style-name="gr4" draw:text-style-name="P1" draw:layer="layout" svg:x1="8.056cm" svg:y1="15.225cm" svg:x2="11.615cm" svg:y2="11.669cm">
          <text:p/>
        </draw:line>
        <draw:line draw:style-name="gr4" draw:text-style-name="P1" draw:layer="layout" svg:x1="8.499cm" svg:y1="16.558cm" svg:x2="12.31cm" svg:y2="12.748cm">
          <text:p/>
        </draw:line>
        <draw:line draw:style-name="gr4" draw:text-style-name="P1" draw:layer="layout" svg:x1="9.323cm" svg:y1="17.511cm" svg:x2="12.502cm" svg:y2="14.335cm">
          <text:p/>
        </draw:line>
        <draw:custom-shape draw:style-name="gr5" draw:text-style-name="P1" draw:layer="layout" svg:width="8.89cm" svg:height="8.89cm" svg:x="3.61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89cm" svg:height="8.89cm" svg:x="8.056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line draw:style-name="gr4" draw:text-style-name="P1" draw:layer="layout" svg:x1="12.502cm" svg:y1="13.065cm" svg:x2="7.032cm" svg:y2="13.064cm">
            <text:p/>
          </draw:line>
          <draw:line draw:style-name="gr4" draw:text-style-name="P1" draw:layer="layout" svg:x1="12.502cm" svg:y1="14.335cm" svg:x2="6.08cm" svg:y2="14.334cm">
            <text:p/>
          </draw:line>
          <draw:line draw:style-name="gr4" draw:text-style-name="P1" draw:layer="layout" svg:x1="12.184cm" svg:y1="15.606cm" svg:x2="5.762cm" svg:y2="15.605cm">
            <text:p/>
          </draw:line>
          <draw:line draw:style-name="gr4" draw:text-style-name="P1" draw:layer="layout" svg:x1="11.867cm" svg:y1="16.875cm" svg:x2="5.445cm" svg:y2="16.874cm">
            <text:p/>
          </draw:line>
          <draw:line draw:style-name="gr4" draw:text-style-name="P1" draw:layer="layout" svg:x1="10.525cm" svg:y1="18.145cm" svg:x2="5.69cm" svg:y2="18.145cm">
            <text:p/>
          </draw:line>
        </draw:g>
        <draw:custom-shape draw:style-name="gr7" draw:text-style-name="P1" draw:layer="layout" svg:width="8.89cm" svg:height="8.89cm" svg:x="3.61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8.89cm" svg:height="8.89cm" svg:x="5.612cm" svg:y="11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path draw:style-name="gr9" draw:text-style-name="P2" draw:layer="layout" svg:width="13.632cm" svg:height="13.624cm" svg:x="3.074cm" svg:y="8.201cm" svg:viewBox="0 0 13633 13625" svg:d="M0 8154v-882h13633v882zM0 6331v-882h13633v882zM43 11801c-28-144-43-292-43-440v-1-441h13633v442c0 148-15 296-43 440zM0 4507v-882h13633v882zM0 9978v-882h13633v882zM2087 13625c-334-27-659-128-951-296-259-150-486-349-667-586h12695c-181 237-408 436-667 586-292 168-617 269-951 296zM0 2684v-412c0-158 17-316 49-470h13535c32 154 49 312 49 470v412zM492 860c177-223 395-412 644-556 345-199 737-304 1136-304h9089c399 0 791 105 1136 304 249 144 467 333 644 556z">
          <text:p/>
        </draw:path>
        <draw:path draw:style-name="gr10" draw:text-style-name="P3" draw:layer="layout" svg:width="11.948cm" svg:height="11.947cm" svg:x="3.916cm" svg:y="9.044cm" svg:viewBox="0 0 11949 11948" svg:d="M2170 8261c100 376 245 740 432 1085 345 187 709 332 1085 432 418 113 851 170 1288 170 436 0 869-57 1287-170 418-112 822-278 1200-496 378-219 724-485 1030-791s572-652 791-1030c218-378 384-782 496-1200 113-418 170-851 170-1288 0-436-57-869-170-1287-100-376-245-740-432-1085 38 21 77 42 115 64 378 219 724 485 1030 791s572 652 791 1030c218 378 384 782 496 1200 113 418 170 851 170 1287 0 437-57 870-170 1288-112 418-278 822-496 1200-219 378-485 724-791 1030s-652 572-1030 791c-378 218-782 384-1200 496-418 113-851 170-1287 170-437 0-870-57-1288-170-418-112-822-278-1200-496-378-219-724-485-1030-791s-572-652-791-1030c-21-38-42-76-63-114-39-21-77-42-116-64-378-219-724-485-1030-791s-572-652-791-1030c-218-378-384-782-496-1200-113-418-170-851-170-1287 0-437 57-870 170-1288 112-418 278-822 496-1200 219-378 485-724 791-1030s652-572 1030-791c378-218 782-384 1200-496 418-113 851-170 1287-170 437 0 870 57 1288 170 418 112 822 278 1200 496 378 219 724 485 1030 791s572 652 791 1030c21 38 42 76 63 114-344-187-708-332-1084-432-418-113-851-170-1288-170-436 0-869 57-1287 170-418 112-822 278-1200 496-378 219-724 485-1030 791s-572 652-791 1030c-218 378-384 782-496 1200-113 418-170 851-170 1288 0 436 57 869 170 1287z">
          <text:p/>
        </draw:path>
        <draw:g draw:style-name="gr11">
          <draw:custom-shape draw:style-name="gr7" draw:text-style-name="P1" draw:layer="layout" svg:width="8.89cm" svg:height="8.89cm" svg:x="4.445cm" svg:y="9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8.89cm" svg:height="8.89cm" svg:x="6.445cm" svg:y="11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g draw:style-name="gr11">
          <draw:g draw:style-name="gr11">
            <draw:path draw:style-name="gr12" draw:text-style-name="P4" draw:layer="layout" svg:width="12.384cm" svg:height="12.383cm" svg:x="0.158cm" svg:y="0.159cm" svg:viewBox="0 0 12385 12384" svg:d="M12354 6663c21 187 31 376 31 565 0 117-4 233-12 349h-11769c-156-293-283-599-379-914zM11763 4773c159 293 288 599 387 915h-12123c-18-176-27-354-27-532 0-128 5-255 14-383zM11260 10443c-120 151-249 295-385 431-174 174-361 335-558 483h-6176c-197-148-384-309-558-483-136-136-265-280-385-431zM10005 2883c315 201 607 436 870 699 70 70 137 141 203 215h-10896c86-314 202-620 346-914zM12212 8554c-1 3-2 5-3 8-83 311-195 615-336 906h-9544c-296-194-570-417-819-666-80-80-158-163-232-248zM7948 12334c-238 33-478 50-719 50s-481-17-719-50zM8199 993c214 157 416 330 603 517 126 126 246 259 358 398h-8008c112-139 232-272 358-398 187-187 389-360 603-517zM4737 17c139-11 279-17 419-17s280 6 419 17z">
              <text:p/>
            </draw:path>
            <draw:path draw:style-name="gr13" draw:text-style-name="P3" draw:layer="layout" svg:width="12.384cm" svg:height="12.383cm" svg:x="0.158cm" svg:y="0.158cm" svg:viewBox="0 0 12385 12384" svg:d="M2249 8562c104 390 254 768 448 1125 357 194 735 344 1125 448 433 116 881 176 1334 176s901-60 1334-176c434-116 852-289 1244-515s751-502 1068-819 593-676 819-1068c227-392 399-810 515-1244 116-433 176-881 176-1334s-60-901-176-1334c-104-390-254-768-448-1125 40 22 80 44 119 67 392 226 751 502 1068 819s593 676 819 1068 399 810 515 1243c116 434 176 882 176 1335 0 452-60 901-176 1334-116 434-289 852-515 1244s-502 751-819 1068-676 593-1068 819-810 399-1244 515c-433 116-881 176-1334 176s-901-60-1334-176c-434-116-852-289-1244-515s-751-502-1068-819-593-676-819-1068c-23-39-45-78-66-118-40-21-80-44-120-67-392-226-751-502-1068-819s-593-676-819-1068-399-810-515-1244c-116-433-176-881-176-1334s60-901 176-1334c116-434 289-852 515-1244s502-751 819-1068 676-593 1068-819 810-399 1244-515c433-116 881-176 1334-176s901 60 1334 176c434 116 852 289 1244 515s751 502 1068 819 593 676 819 1068c23 39 45 78 66 118-357-194-734-344-1124-448-433-116-881-176-1334-176s-901 60-1334 176c-434 116-852 288-1244 515-392 226-751 502-1068 819s-593 676-819 1068c-227 392-399 810-515 1243-116 434-176 882-176 1335 0 452 60 901 176 1334z">
              <text:p/>
            </draw:path>
            <draw:custom-shape draw:style-name="gr14" draw:text-style-name="P3" draw:layer="layout" svg:width="9.214cm" svg:height="9.214cm" svg:x="0.706cm" svg:y="0.70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4" draw:text-style-name="P3" draw:layer="layout" svg:width="9.214cm" svg:height="9.214cm" svg:x="2.78cm" svg:y="2.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 draw:style-name="gr11">
            <draw:path draw:style-name="gr9" draw:text-style-name="P2" draw:layer="layout" svg:width="11.948cm" svg:height="11.947cm" svg:x="0.375cm" svg:y="0.377cm" svg:viewBox="0 0 11949 11948" svg:d="M11919 6428c20 181 30 363 30 545 0 113-4 226-11 337h-11355c-151-282-273-577-366-882zM11349 4605c153 283 278 578 373 882h-11695c-18-170-27-341-27-512 0-124 5-247 14-370zM10863 10075c-116 146-240 285-371 416-168 168-348 324-539 466h-5957c-191-142-371-298-539-466-131-131-255-270-371-416zM9653 2781c304 195 585 421 839 675 67 67 133 136 196 207h-10512c83-303 194-598 334-882zM11782 8252c-1 3-2 6-3 9-80 300-188 592-324 873h-9208c-286-187-550-402-790-642-77-77-152-157-224-240zM7668 11899c-229 33-461 49-693 49-233 0-465-16-694-49zM7910 958c207 152 401 318 582 499 122 122 237 250 346 383h-7727c109-133 224-261 346-383 181-181 375-347 582-499zM4571 16c134-10 268-16 403-16 136 0 270 6 404 16z">
              <text:p/>
            </draw:path>
            <draw:path draw:style-name="gr10" draw:text-style-name="P3" draw:layer="layout" svg:width="11.948cm" svg:height="11.947cm" svg:x="0.375cm" svg:y="0.376cm" svg:viewBox="0 0 11949 11948" svg:d="M2170 8261c100 376 245 740 432 1085 345 187 709 332 1085 432 418 113 851 170 1288 170 436 0 869-57 1287-170 418-112 822-278 1200-496 378-219 724-485 1030-791s572-652 791-1030c218-378 384-782 496-1200 113-418 170-851 170-1287 0-437-57-870-170-1288-100-376-245-740-432-1085 38 21 77 42 115 64 378 219 724 485 1030 791s572 652 791 1030c218 378 384 782 496 1200 113 418 170 851 170 1288 0 436-57 869-170 1287-112 418-278 822-496 1200-219 378-485 724-791 1030s-652 572-1030 791c-378 218-782 384-1200 496-418 113-851 170-1287 170-437 0-870-57-1288-170-418-112-822-278-1200-496-378-219-724-485-1030-791s-572-652-791-1030c-21-38-42-76-63-114-39-21-77-42-116-64-378-219-724-485-1030-791s-572-652-791-1030c-218-378-384-782-496-1200-113-418-170-851-170-1287 0-437 57-870 170-1288 112-418 278-822 496-1200 219-378 485-724 791-1030s652-572 1030-791c378-218 782-384 1200-496 418-113 851-170 1287-170 437 0 870 57 1288 170 418 112 822 278 1200 496 378 219 724 485 1030 791s572 652 791 1030c21 38 42 76 63 114-344-187-708-332-1084-432-418-113-851-170-1288-170-436 0-869 57-1287 170-418 112-822 278-1200 496-378 219-724 485-1030 791s-572 652-791 1030c-218 378-384 782-496 1200-113 418-170 851-170 1288 0 436 57 869 170 1287z">
              <text:p/>
            </draw:path>
            <draw:custom-shape draw:style-name="gr15" draw:text-style-name="P1" draw:layer="layout" svg:width="8.89cm" svg:height="8.89cm" svg:x="0.904cm" svg:y="0.9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" draw:layer="layout" svg:width="8.89cm" svg:height="8.89cm" svg:x="2.904cm" svg:y="2.9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  <draw:page draw:name="page6" draw:style-name="dp1" draw:master-page-name="Default">
        <draw:g draw:style-name="gr11">
          <draw:g>
            <draw:line draw:style-name="gr4" draw:text-style-name="P1" draw:layer="layout" svg:x1="9.795cm" svg:y1="4.174cm" svg:x2="4.325cm" svg:y2="4.173cm">
              <text:p/>
            </draw:line>
            <draw:line draw:style-name="gr4" draw:text-style-name="P1" draw:layer="layout" svg:x1="9.795cm" svg:y1="5.444cm" svg:x2="3.373cm" svg:y2="5.443cm">
              <text:p/>
            </draw:line>
            <draw:line draw:style-name="gr4" draw:text-style-name="P1" draw:layer="layout" svg:x1="9.477cm" svg:y1="6.715cm" svg:x2="3.055cm" svg:y2="6.714cm">
              <text:p/>
            </draw:line>
            <draw:line draw:style-name="gr4" draw:text-style-name="P1" draw:layer="layout" svg:x1="9.16cm" svg:y1="7.984cm" svg:x2="2.738cm" svg:y2="7.983cm">
              <text:p/>
            </draw:line>
            <draw:line draw:style-name="gr4" draw:text-style-name="P1" draw:layer="layout" svg:x1="7.818cm" svg:y1="9.254cm" svg:x2="2.983cm" svg:y2="9.254cm">
              <text:p/>
            </draw:line>
          </draw:g>
          <draw:custom-shape draw:style-name="gr7" draw:text-style-name="P1" draw:layer="layout" svg:width="8.89cm" svg:height="8.89cm" svg:x="0.905cm" svg:y="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1" draw:layer="layout" svg:width="8.89cm" svg:height="8.89cm" svg:x="2.905cm" svg:y="2.9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5T19:21:49.533000000</meta:creation-date>
    <dc:date>2024-02-15T20:51:36.509000000</dc:date>
    <meta:editing-duration>PT13M56S</meta:editing-duration>
    <meta:editing-cycles>12</meta:editing-cycles>
    <meta:generator>LibreOffice/7.5.1.2$Windows_X86_64 LibreOffice_project/fcbaee479e84c6cd81291587d2ee68cba099e129</meta:generator>
    <meta:document-statistic meta:object-count="47"/>
  </office:meta>
</office:document-meta>
</file>